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5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margin-left="0.5in" fo:margin-right="0in" fo:text-indent="-0.5in" style:auto-text-indent="fals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P3" style:family="paragraph" style:parent-style-name="Standard">
      <style:paragraph-properties fo:margin-left="0.5in" fo:margin-right="0in" fo:text-indent="-0.5in" style:auto-text-indent="false">
        <style:tab-stops/>
      </style:paragraph-properties>
      <style:text-properties style:font-name="Aparajit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paragraph-properties fo:margin-left="0.5in" fo:margin-right="0in" fo:text-indent="-0.5in" style:auto-text-indent="false">
        <style:tab-stops/>
      </style:paragraph-properties>
      <style:text-properties style:font-name="Aparajita" fo:font-size="10pt" fo:font-style="italic" fo:font-weight="normal" style:font-size-asian="10pt" style:font-style-asian="italic" style:font-weight-asian="normal" style:font-size-complex="10pt" style:font-style-complex="italic" style:font-weight-complex="normal"/>
    </style:style>
    <style:style style:name="P5" style:family="paragraph" style:parent-style-name="Standard">
      <style:paragraph-properties fo:margin-left="0.5in" fo:margin-right="0in" fo:text-indent="-0.5in" style:auto-text-indent="false">
        <style:tab-stops/>
      </style:paragraph-properties>
      <style:text-properties style:font-name="Aparajita"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margin-left="0.5in" fo:margin-right="0in" fo:text-indent="-0.5in" style:auto-text-indent="false" fo:padding="0.0291in" fo:border-left="none" fo:border-right="none" fo:border-top="none" fo:border-bottom="0.0138in solid #000000" style:join-border="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left="0in" fo:margin-right="0in" fo:text-indent="0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paragraph-properties fo:margin-left="0in" fo:margin-right="0in" fo:text-indent="0in" style:auto-text-indent="fals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Standard">
      <style:paragraph-properties fo:margin-left="0in" fo:margin-right="0in" fo:text-indent="0in" style:auto-text-indent="false">
        <style:tab-stops/>
      </style:paragraph-properties>
      <style:text-properties style:font-name="Aparajita" fo:font-size="10pt" fo:font-style="italic" fo:font-weight="bold" style:font-size-asian="10pt" style:font-style-asian="italic" style:font-weight-asian="bold" style:font-size-complex="10pt" style:font-style-complex="italic" style:font-weight-complex="bold"/>
    </style:style>
    <style:style style:name="P10" style:family="paragraph" style:parent-style-name="Standard">
      <style:paragraph-properties fo:margin-left="0in" fo:margin-right="0in" fo:text-indent="0in" style:auto-text-indent="false">
        <style:tab-stops/>
      </style:paragraph-properties>
      <style:text-properties style:font-name="Aparajita"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margin-left="0in" fo:margin-right="0in" fo:text-indent="0in" style:auto-text-indent="false" fo:break-before="page">
        <style:tab-stops/>
      </style:paragraph-properties>
      <style:text-properties style:font-name="Aparajita"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Standard">
      <style:paragraph-properties fo:margin-left="0.5in" fo:margin-right="0in" fo:text-indent="-0.5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5in" fo:margin-right="0in" fo:text-indent="-0.5in" style:auto-text-indent="false">
        <style:tab-stops/>
      </style:paragraph-properties>
      <style:text-properties style:font-name="Aparajita"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5in" fo:margin-right="0in" fo:text-indent="-0.5in" style:auto-text-indent="fals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paragraph-properties fo:margin-left="0.5in" fo:margin-right="0in" fo:text-indent="-0.5in" style:auto-text-indent="false">
        <style:tab-stops/>
      </style:paragraph-properties>
      <style:text-properties style:font-name="Aparajit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margin-left="0in" fo:margin-right="0in" fo:text-indent="0in" style:auto-text-indent="false">
        <style:tab-stops/>
      </style:paragraph-properties>
      <style:text-properties style:font-name="Aparajita" fo:font-size="10pt" fo:font-style="normal" fo:font-weight="bold" style:font-size-asian="10pt" style:font-style-asian="normal" style:font-weight-asian="bold" style:font-size-complex="10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yer stumbles across two used-car dealerships, Big Mountain Dealership and North Bridge Auto. Player will be tasked with helping either one of the dealerships assert a hold over the other.</text:p>
      <text:p text:style-name="P1"/>
      <text:p text:style-name="P1">North Bridge Auto is a new used-car dealership that started up right across the street from the old, established Big Mountain Dealership. Despite North Bridge's success with a younger demographic, the company is having trouble dislodging Big Mountain's hold on the local market. </text:p>
      <text:p text:style-name="P1"/>
      <text:p text:style-name="P5">BIG MOUNTAIN DEALERSHIP</text:p>
      <text:p text:style-name="P5"/>
      <text:p text:style-name="P9">CRONUS – Carl Russo</text:p>
      <text:p text:style-name="P10">Not present in game. A severely damaged man, abusive toward his wife and children. Father of Zeke, Hank, and Pete.</text:p>
      <text:p text:style-name="P10"/>
      <text:p text:style-name="P9">RHEA – Rhea Russo</text:p>
      <text:p text:style-name="P10">Not present in game. Mother of Zeke, Hank, and Pete. </text:p>
      <text:p text:style-name="P8"/>
      <text:p text:style-name="P8">ZEUS – Zeke “Big Z” Russo</text:p>
      <text:p text:style-name="P1">A womanizing, foul-mouthed, cocky old man, who has a knack for turning a phrase and is unexpectedly charming. He doesn't particularly care about Big Mountain, but helps run it occasionally as a sentimental favor to his wife, Verna. Big Z is resentful toward his mother, Rhea, for using him as a pawn in domestic disputes with his abusive father, Carl.</text:p>
      <text:p text:style-name="P1">ZEUS: Well! A child of the San Lucas Correctional Facility! It's good to see that the old incubator is still turning out the chicks regularly. Now, what in the wide gray Earth could you possibly want here?</text:p>
      <text:p text:style-name="P1"/>
      <text:p text:style-name="P2">HADES – Hank Russo</text:p>
      <text:p text:style-name="P1">A quiet man with a emotional trauma, Big Z's brother Hank keeps to himself for the most part, but has a vicious temper when provoked.</text:p>
      <text:p text:style-name="P1"/>
      <text:p text:style-name="P2">HERA – Verna Russo</text:p>
      <text:p text:style-name="P1">Chain-smoking, crude, boorish Verna is a native of the area; where Big Z muscled his way in and brought his family, Verna grew up in this town and is thus more invested in Big Mountain's success.</text:p>
      <text:p text:style-name="P1"/>
      <text:p text:style-name="P9">POSEIDON – Pete Russo</text:p>
      <text:p text:style-name="P10">Not present in the game. Big Z's brother Pete, who was “always Mom's favorite,” is a stock broker (specialty: liquidity) in New York.</text:p>
      <text:p text:style-name="P7"/>
      <text:p text:style-name="P7"/>
      <text:p text:style-name="P1"/>
      <text:p text:style-name="P1"/>
      <text:p text:style-name="P1"/>
      <text:p text:style-name="P1"/>
      <text:p text:style-name="P5">NORTH BRIDGE AUTO</text:p>
      <text:p text:style-name="P5"/>
      <text:p text:style-name="P5"/>
      <text:p text:style-name="P8">LOKI – Luke DeAngelis</text:p>
      <text:p text:style-name="P13">A drifter and a con artist, Luke joined the Owenson crew after proving himself an indomitable salesman. He likes to say that he has “settled down” with the Owensons.</text:p>
      <text:p text:style-name="P8"/>
      <text:p text:style-name="P8">ODIN – Owen Owenson (usually called “Dad”)</text:p>
      <text:p text:style-name="P1">Head of the Owenson family. Somber, thin, alcoholic, prone to wanderings (which his family calls his “walks”.). Grew up nearly illiterate in a religious cult with absent parents. Bounced around foster care system afterward. Has severe attachment problems; values mainly his “birds” (parakeets Huggy and Muggy) and his dogs, Jerry and Freddy. Upon meeting and marrying Hilda, he obtained his GED through absurd effort because he didn't want any future children of theirs to grow up without a high-school-educated father. He is the father of Terry, Toby, Tyler, Vincent, and Brandon.</text:p>
      <text:p text:style-name="P2"/>
      <text:p text:style-name="P2">FRIGG – Frieda Owenson<text:line-break/></text:p>
      <text:p text:style-name="P2">FORSETI – Officer John Forletti</text:p>
      <text:p text:style-name="P2"><text:span text:style-name="T1">A good friend of the family, State Trooper John Forletti </text:span></text:p>
      <text:p text:style-name="P2"><text:span text:style-name="T1"/></text:p>
      <text:p text:style-name="P2">IDUN – Terry Owenson</text:p>
      <text:p text:style-name="P1"><text:soft-page-break/>Young Terry is a recently-divorced writer only just finished with grad school. She is living with her brothers and parents until she secures a more permanent job. Terry is an academic in a family that tends to distrust academia; even so, she has a beautiful singing voice and finds her niche in her family by sharing that with them.</text:p>
      <text:p text:style-name="P2"><text:span text:style-name="T1"/></text:p>
      <text:p text:style-name="P2">SIF – Sandra Owenson</text:p>
      <text:p text:style-name="P2"><text:span text:style-name="T1">Toby's wife and confidant, former sorority member Sandra is a frank, confident woman who uses a veneer of sarcasm to keep herself distant from others. She, like Toby, tends toward the dramatic, but is a very intelligent woman – daughter of two prominent and capable politicians – who enjoys the “common living” of the Owenson family.</text:span></text:p>
      <text:p text:style-name="P2"/>
      <text:p text:style-name="P2">THOR – Tobias “Toby” Owenson</text:p>
      <text:p text:style-name="P1">Rash, arrogant, and brutish, Toby </text:p>
      <text:p text:style-name="P1"/>
      <text:p text:style-name="P2">TYR – Tyler Owenson</text:p>
      <text:p text:style-name="P1">Tyler lost his hand in an industrial accident after Brandon's death and has since become dependent on alcohol to delay a deep depression. He is a very thoughtful and logical man, but prone to extremes of negative emotion.</text:p>
      <text:p text:style-name="P1"/>
      <text:p text:style-name="P2">HEIMDALL – Henry Salerno</text:p>
      <text:p text:style-name="P1">Henry is a tall, quiet, muscular man, taken in by the Owensons after being rescued from a cult similar to the one where Owen grew up. He is fiercely loyal to the Owensons but openly despises Luke.</text:p>
      <text:p text:style-name="P2"/>
      <text:p text:style-name="P2">VIDAR – Vincent Owenson</text:p>
      <text:p text:style-name="P1">Owen's son Vincent is very close with his brother Tobias, but where Tobias tends toward benign self-obsession, Vincent has a more malicious and vengeful streak to him. He was very close with Brandon and was very scarred by Brandon's death.</text:p>
      <text:p text:style-name="P2"/>
      <text:p text:style-name="P3">BALDR – Brandon Owenson</text:p>
      <text:p text:style-name="P4">Not present in game. Sickly youngest sibling of the Owenson family. Died four years before the game takes place. </text:p>
      <text:p text:style-name="P1"/>
      <text:p text:style-name="P1"/>
      <text:p text:style-name="P1"/>
      <text:p text:style-name="P6"/>
      <text:p text:style-name="P1">QUEST STAGES.</text:p>
      <text:p text:style-name="P1"/>
      <text:p text:style-name="P2">aaND03: LINE IN THE SAND – player must choose a side.</text:p>
      <text:p text:style-name="P1"/>
      <text:p text:style-name="P7">5. Player has spoken with Hilda first and is sent to Mountain.</text:p>
      <text:p text:style-name="P7"/>
      <text:p text:style-name="P7">10. Player has spoken with Paul first and is sent to Bridge.</text:p>
      <text:p text:style-name="P7"/>
      <text:p text:style-name="P7">15. Player has spoken with both parties and is tasked with picking a side.</text:p>
      <text:p text:style-name="P7"/>
      <text:p text:style-name="P7">20. Player joins Bridge. COMPLETE Line in the Sand, START Prometheus Bound</text:p>
      <text:p text:style-name="P7"/>
      <text:p text:style-name="P7">25. Player joins Mountain. COMPLETE Line in the Sand, START The Ring Cycle</text:p>
      <text:p text:style-name="P7"/>
      <text:p text:style-name="P8">aaND04: PROMETHEUS BOUND – player working for North Bridge, the Norse.</text:p>
      <text:p text:style-name="P7">5. Player is tasked with stealing Zeus' data.</text:p>
      <text:p text:style-name="P7"/>
      <text:p text:style-name="P7">10. Player is caught stealing the data and is imprisoned.</text:p>
      <text:p text:style-name="P7"/>
      <text:p text:style-name="P7">15. Player is rescued by Lucky, who has set up traps all throughout the Mountain trailer park. Lucky offers the player the choice of alerting the members of Mountain or no, then disappears. </text:p>
      <text:p text:style-name="P7"/>
      <text:p text:style-name="P7">16. Player alerts members of Mountain to the traps. (Loss of Karma) Player returns to Hilda and can either lie about what happened, securing the Capitol Wasteland for Bridge, or tell her about what happened.</text:p>
      <text:p text:style-name="P7"/>
      <text:p text:style-name="P7">17. Player does not. (Karma gained) Player returns to Hilda and can either lie about what happened, securing the Capitol Wasteland for Bridge, or tell her about what happened.</text:p>
      <text:p text:style-name="P7"><text:soft-page-break/></text:p>
      <text:p text:style-name="P7">25. Player lies, obtaining the best goods at cheap rates [Lucky's bartering bonus]. Mountain family is alive. QUEST COMPLETE. Loss of Karma.</text:p>
      <text:p text:style-name="P7">26. Player lies, obtaining the best goods at cheap rates [Lucky's bartering bonus]. Mountain family is dead. QUEST COMPLETE. Loss of Karma.</text:p>
      <text:p text:style-name="P7"/>
      <text:p text:style-name="P7">27. Player tells the truth, sending Lucky into hiding in the Wasteland. Good goods, but still expensive. Hilda gives player her own gun in thanks. QUEST COMPLETE. Karma gained.</text:p>
      <text:p text:style-name="P7">28. Player tells the truth, sending Lucky into hiding in the Wasteland. QUEST COMPLETE. Hilda gives player her own gun in thanks. <text:s/>Karma gained.</text:p>
      <text:p text:style-name="P8"/>
      <text:p text:style-name="P8">aaND05: THE VALKYRIE – player working for Mountain Dealers, the Greeks.</text:p>
      <text:p text:style-name="P7">5. Player is tasked with stealing Sigmund's engagement ring.</text:p>
      <text:p text:style-name="P7"/>
      <text:p text:style-name="P11">QUESTS.</text:p>
      <text:p text:style-name="P9"/>
      <text:p text:style-name="P7">I: Line in the Sand</text:p>
      <text:p text:style-name="P7"/>
      <text:p text:style-name="P7">0: Player chooses between visiting North Bridge Auto and Big Mountain Dealers first. </text:p>
      <text:p text:style-name="P7"/>
      <text:p text:style-name="P9">North Bridge Auto choice</text:p>
      <text:p text:style-name="P7"/>
      <text:p text:style-name="P7">5: Player chooses North Bridge and speaks to Frieda. She reveals that their company is doing well and ready to expand, but that Big Z over at Big Mountain has been threatening members of their family. </text:p>
      <text:p text:style-name="P7"/>
      <text:p text:style-name="P7">10: On player's way out, Toby pulls her aside and offers player cash 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parajita" svg:font-family="Aparajita" style:font-family-generic="swiss"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9T01:17:26.36</meta:creation-date>
    <dc:date>2014-01-14T23:46:08.54</dc:date>
    <meta:editing-duration>PT23H47M7S</meta:editing-duration>
    <meta:editing-cycles>711</meta:editing-cycles>
    <meta:generator>OpenOffice.org/3.3$Win32 OpenOffice.org_project/330m20$Build-9567</meta:generator>
    <meta:document-statistic meta:table-count="0" meta:image-count="0" meta:object-count="0" meta:page-count="4" meta:paragraph-count="63" meta:word-count="1149" meta:character-count="6648"/>
  </office:meta>
</office:document-meta>
</file>